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style:style>
    <style:style style:name="P2" style:family="paragraph" style:parent-style-name="Standard">
      <style:text-properties style:font-name="Courier New" fo:font-weight="bold" style:font-weight-asian="bold" style:font-weight-complex="bold"/>
    </style:style>
    <style:style style:name="P3" style:family="paragraph" style:parent-style-name="Standard">
      <style:text-properties style:font-name="Courier New" style:text-underline-style="solid" style:text-underline-width="auto" style:text-underline-color="font-color" fo:font-weight="normal" style:font-weight-asian="normal" style:font-weight-complex="normal"/>
    </style:style>
    <style:style style:name="P4" style:family="paragraph" style:parent-style-name="Standard">
      <style:text-properties style:font-name="Courier New" fo:font-style="italic" fo:font-weight="normal" style:font-style-asian="italic" style:font-weight-asian="normal" style:font-style-complex="italic" style:font-weight-complex="normal"/>
    </style:style>
    <style:style style:name="P5" style:family="paragraph" style:parent-style-name="Standard">
      <style:text-properties style:font-name="Courier New" fo:font-style="italic" style:text-underline-style="solid" style:text-underline-width="auto" style:text-underline-color="font-color" fo:font-weight="normal" style:font-style-asian="italic" style:font-weight-asian="normal" style:font-style-complex="italic" style:font-weight-complex="normal"/>
    </style:style>
    <style:style style:name="P6" style:family="paragraph" style:parent-style-name="Standard">
      <style:text-properties style:font-name="Courier New" fo:font-style="normal" style:text-underline-style="solid"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list-style-name="L1">
      <style:text-properties style:font-name="Courier New" fo:font-style="normal" style:text-underline-style="solid" style:text-underline-width="auto" style:text-underline-color="font-color" fo:font-weight="normal" style:font-style-asian="normal" style:font-weight-asian="normal" style:font-style-complex="normal" style:font-weight-complex="normal"/>
    </style:style>
    <style:style style:name="P8" style:family="paragraph" style:parent-style-name="Standard" style:list-style-name="L3">
      <style:text-properties style:font-name="Courier New" fo:font-style="normal" style:text-underline-style="solid" style:text-underline-width="auto" style:text-underline-color="font-color" fo:font-weight="normal" style:font-style-asian="normal" style:font-weight-asian="normal" style:font-style-complex="normal" style:font-weight-complex="normal"/>
    </style:style>
    <style:style style:name="P9" style:family="paragraph" style:parent-style-name="Standard">
      <style:text-properties style:font-name="Courier New" fo:font-style="normal" style:text-underline-style="none" fo:font-weight="normal" style:font-style-asian="normal" style:font-weight-asian="normal" style:font-style-complex="normal" style:font-weight-complex="normal"/>
    </style:style>
    <style:style style:name="P10" style:family="paragraph" style:parent-style-name="Standard" style:list-style-name="L3"/>
    <style:style style:name="P11" style:family="paragraph" style:list-style-name="L3"/>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style:font-name="Courier New" fo:font-style="normal" style:text-underline-style="none" fo:font-weight="normal" style:font-style-asian="normal" style:font-weight-asian="normal" style:font-style-complex="normal" style:font-weight-complex="normal"/>
    </style:style>
    <style:style style:name="T4" style:family="text">
      <style:text-properties style:font-name="Courier New" fo:font-style="italic" style:text-underline-style="none" fo:font-weight="normal" style:font-style-asian="italic" style:font-weight-asian="normal" style:font-style-complex="italic"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ephen Woodbury <text:s text:c="3"/>4/20/17 <text:s text:c="3"/>CMPS 102</text:p>
      <text:p text:style-name="P1"/>
      <text:p text:style-name="P1">I have read and agree to the collaboration policy. Stephen Woodbury.</text:p>
      <text:p text:style-name="P1">Grading: Homework Heavy</text:p>
      <text:p text:style-name="P1">Collaborators: none</text:p>
      <text:p text:style-name="P1"/>
      <text:p text:style-name="P2">Assignment 1_4 : Divide and Conquer</text:p>
      <text:p text:style-name="P3">Algorithm PseudoCode:</text:p>
      <text:p text:style-name="P4">1Median(n,a,b)</text:p>
      <text:p text:style-name="P4">2<text:tab/>if( n = 1 )</text:p>
      <text:p text:style-name="P4">3<text:tab/><text:tab/>return min( A(a),B(b) )</text:p>
      <text:p text:style-name="P4">4<text:tab/>k = ceiling(n/2)</text:p>
      <text:p text:style-name="P4">5<text:tab/>if( A(a+k) &lt; B(b+k) )</text:p>
      <text:p text:style-name="P4">6<text:tab/><text:tab/>return Median(k, a + floor(n/2), b)</text:p>
      <text:p text:style-name="P4">7<text:tab/>else</text:p>
      <text:p text:style-name="P4">8<text:tab/><text:tab/>return Median(k, a, b + floor(n/2))</text:p>
      <text:p text:style-name="P4"/>
      <text:p text:style-name="P6">Proof of Correctness: Termination</text:p>
      <text:p text:style-name="P6">Claim<text:span text:style-name="T1">: </text:span><text:span text:style-name="T2">Algorithm terminates after at most log(n) recursive calls</text:span></text:p>
      <text:p text:style-name="P6">Pf:<text:span text:style-name="T1"> </text:span><text:span text:style-name="T2">Each time the function is recursively called, n is halved. </text:span></text:p>
      <text:p text:style-name="P5"><text:span text:style-name="T1"><text:s text:c="4"/>There are only log(n) possible recursion calls before n=1</text:span></text:p>
      <text:p text:style-name="P5"><text:span text:style-name="T1"><text:s text:c="4"/>When n=1, the base case is fulfilled (n equaling 1).</text:span></text:p>
      <text:p text:style-name="P5"><text:span text:style-name="T1"><text:s text:c="4"/>Once the base case is fulfilled, the function returns. </text:span></text:p>
      <text:p text:style-name="P5"><text:span text:style-name="T1"/></text:p>
      <text:p text:style-name="P6">Proof of Correctness: Median Accuracy</text:p>
      <text:p text:style-name="P6">Claim<text:span text:style-name="T1">: </text:span><text:span text:style-name="T2">Median Value in recursive call is the same as the median value in the original call</text:span></text:p>
      <text:p text:style-name="P6">Pf(via induction):</text:p>
      <text:p text:style-name="P9">Let n' = original n</text:p>
      <text:list xml:id="list2442635855468542660" text:style-name="L1">
        <text:list-item>
          <text:p text:style-name="P7"><text:span text:style-name="T1">Base Case: range of elements included in Median(n,0,0)</text:span></text:p>
          <text:p text:style-name="P7"><text:span text:style-name="T1">ie, after zero recursive calls to Median</text:span></text:p>
          <text:p text:style-name="P7"><text:span text:style-name="T1">All elements are included, not are left out, therefor our median remains inside the range of elements. </text:span></text:p>
        </text:list-item>
      </text:list>
      <text:p text:style-name="P6"><text:span text:style-name="T1"/></text:p>
      <text:list xml:id="list6510981215199746857" text:style-name="L3">
        <text:list-item>
          <text:p text:style-name="P10"><text:span text:style-name="T3">Induction Step: Let the median value remain in the range of elements left after k recursive calls of Median(n,a,b)</text:span></text:p>
          <text:p text:style-name="P10"><text:span text:style-name="T3">This is our Induction Hypothesis.</text:span></text:p>
          <text:p text:style-name="P10"><text:span text:style-name="T3">[NTP: Median Value is in range of elements left over after k+1 recursive calls to Median(n,a,b) : Induction Conclusion]</text:span></text:p>
          <text:p text:style-name="P10"><text:span text:style-name="T3">Analyze k+1 calls to Median(n,a,b). </text:span></text:p>
          <text:p text:style-name="P10"><text:span text:style-name="T3">In order to have k+1 calls to Median, one must first have k recursive calls to Median. By our induction hypothesis, our median is in the range of elements left over from k-recursive calls to Median. One of two scenarios will occur:</text:span></text:p>
          <text:p text:style-name="P10"><text:span text:style-name="T3">Scenario 1)A(a+k) &lt; B(b+k) is true, this calls </text:span><text:span text:style-name="T4">Median(k, a + floor(n/2), b) which by nature of the algorithm ensures the median is still within the range.</text:span></text:p>
          <text:p text:style-name="P10"><text:span text:style-name="T4">Scenario 2)</text:span><text:span text:style-name="T3">A(a+k) &lt; B(b+k) is false, this calls </text:span><text:span text:style-name="T4">Median(k, a, b + floor(n/2)) which by nature of the algorithm ensures the median </text:span><text:soft-page-break/><text:span text:style-name="T4">is still within the range.</text:span></text:p>
          <text:p text:style-name="P8"><text:span text:style-name="T1">Therefore at the last recursion call, our median is in our range of elements left over. Once the median is found, it is returned, all the way through the logn recursion calls called. This shows us that our median from our last recursion call is the same median from our original element range. </text:span></text:p>
        </text:list-item>
      </text:list>
      <text:p text:style-name="P6"><text:span text:style-name="T1"><text:s/></text:span></text:p>
      <text:p text:style-name="P6">Recurrence relation:</text:p>
      <text:p text:style-name="P9">T = T(ceiling(n/2)) + 3</text:p>
      <text:p text:style-name="P9">1 operation for line 2</text:p>
      <text:p text:style-name="P9">1 operation for line 4</text:p>
      <text:p text:style-name="P9">1 operation for line 5</text:p>
      <text:p text:style-name="P9">T(ceiling(n/2)) is the function recursively calling itself to solve itself. </text:p>
      <text:p text:style-name="P9"/>
      <text:p text:style-name="P9">T(ceiling(n/2)) + 3 = T( T(ceiling(n/4)) + 3 ) + 3 </text:p>
      <text:p text:style-name="P9">=T( T( T(ceiling(n/8)) + 3 ) + 3 ) ) + 3....</text:p>
      <text:p text:style-name="P9"/>
      <text:p text:style-name="P9">This will yield 3(log(n).</text:p>
      <text:p text:style-name="P9"/>
      <text:p text:style-name="P9">Making Theta(log(n)) = Worst Case Ru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tephen Woodbury</meta:initial-creator>
    <meta:creation-date>2017-04-21T19:41:31.34</meta:creation-date>
    <dc:date>2017-04-21T23:09:20.97</dc:date>
    <dc:creator>Stephen Woodbury</dc:creator>
    <meta:editing-duration>PT21M2S</meta:editing-duration>
    <meta:editing-cycles>2</meta:editing-cycles>
    <meta:generator>OpenOffice/4.1.2$Win32 OpenOffice.org_project/412m3$Build-9782</meta:generator>
    <meta:document-statistic meta:table-count="0" meta:image-count="0" meta:object-count="0" meta:page-count="2" meta:paragraph-count="46" meta:word-count="446" meta:character-count="2570"/>
  </office:meta>
</office:document-meta>
</file>